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3.8mm"/>
    </style:style>
    <style:style style:name="co2" style:family="table-column">
      <style:table-column-properties fo:break-before="auto" style:column-width="36.4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mm"/>
    </style:style>
    <style:style style:name="ce2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dddddd" style:text-align-source="fix" style:repeat-content="false" fo:border="0.06pt solid #000000" style:vertical-align="top"/>
      <style:paragraph-properties fo:text-align="end" fo:margin-left="0mm"/>
    </style:style>
    <style:style style:name="ce4" style:family="table-cell" style:parent-style-name="Default" style:data-style-name="N3">
      <style:table-cell-properties style:text-align-source="fix" style:repeat-content="false" fo:border="0.06pt solid #000000" style:vertical-align="top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</style:style>
    <style:style style:name="ce9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 fo:border="0.06pt solid #000000"/>
    </style:style>
    <style:style style:name="ce11" style:family="table-cell" style:parent-style-name="Default" style:data-style-name="N3">
      <style:table-cell-properties fo:background-color="#dddddd" fo:border="0.06pt solid #000000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ackground-color="#cfe7f5" fo:border="0.06pt solid #000000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ff" fo:border="0.06pt solid #000000"/>
    </style:style>
    <style:style style:name="ce1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7" draw:style-name="gr1" draw:text-style-name="P1" svg:width="191.68mm" svg:height="100.67mm" svg:x="7.43mm" svg:y="83.93mm">
            <loext:p draw:notify-on-update-of-ranges="Sheet1.E2:Sheet1.I2 Sheet1.E4:Sheet1.I4 Sheet1.E5:Sheet1.I5 Sheet1.E7:Sheet1.I7 Sheet1.E8:Sheet1.I8 Sheet1.E10:Sheet1.I10 Sheet1.E11:Sheet1.I11 Sheet1.E13:Sheet1.I13 Sheet1.E14:Sheet1.I14 Sheet1.E16:Sheet1.I16 Sheet1.E17:Sheet1.I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8"/>
        <table:table-column table:style-name="co3" table:default-cell-style-name="ce11"/>
        <table:table-column table:style-name="co3" table:number-columns-repeated="6" table:default-cell-style-name="ce14"/>
        <table:table-row table:style-name="ro1">
          <table:table-cell table:style-name="ce1" office:value-type="string" calcext:value-type="string">
            <text:p>Function:</text:p>
          </table:table-cell>
          <table:table-cell table:style-name="ce5" office:value-type="string" calcext:value-type="string">
            <office:annotation draw:style-name="gr2" draw:text-style-name="P3" svg:width="104.62mm" svg:height="37.56mm" svg:x="76.2mm" svg:y="0mm" draw:caption-point-x="-6.1mm" draw:caption-point-y="0.1mm">
              <dc:date>2019-06-11T00:00:00</dc:date>
              <text:p text:style-name="P2"><text:span text:style-name="T1">Name and mathematical definition of the chosen function from:</text:span></text:p>
              <text:p text:style-name="P2"><text:span text:style-name="T1"/></text:p>
              <text:p text:style-name="P2"><text:span text:style-name="T1">https://www.matematica.pt/en/useful/list-curves.php</text:span></text:p>
            </office:annotation>
            <text:p>parabola (x*x+0*x+0)</text:p>
          </table:table-cell>
          <table:table-cell table:style-name="ce1" office:value-type="string" calcext:value-type="string">
            <text:p>CPU:</text:p>
          </table:table-cell>
          <table:table-cell table:style-name="ce12" office:value-type="float" office:value="4" calcext:value-type="float">
            <office:annotation draw:style-name="gr3" draw:text-style-name="P3" svg:width="41.86mm" svg:height="17.81mm" svg:x="121.35mm" svg:y="0mm" draw:caption-point-x="-6.1mm" draw:caption-point-y="0.1mm">
              <dc:date>2019-06-11T00:00:00</dc:date>
              <text:p text:style-name="P2"><text:span text:style-name="T1">Number of available CPUs in the test machine</text:span></text:p>
            </office:annotation>
            <text:p>4</text:p>
          </table:table-cell>
          <table:table-cell table:style-name="ce15" office:value-type="string" calcext:value-type="string" table:number-columns-spanned="5" table:number-rows-spanned="1">
            <text:p>openmp</text:p>
          </table:table-cell>
          <table:covered-table-cell table:number-columns-repeated="4" table:style-name="ce17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6" office:value-type="string" calcext:value-type="string">
            <text:p>area</text:p>
          </table:table-cell>
          <table:table-cell table:style-name="ce9" office:value-type="string" calcext:value-type="string">
            <text:p>variable</text:p>
          </table:table-cell>
          <table:table-cell table:style-name="ce6" office:value-type="string" calcext:value-type="string">
            <text:p>serial</text:p>
          </table:table-cell>
          <table:table-cell table:style-name="ce6" table:formula="of:=1" office:value-type="float" office:value="1" calcext:value-type="float">
            <text:p>1</text:p>
          </table:table-cell>
          <table:table-cell table:style-name="ce6" table:formula="of:=1*[.D1]" office:value-type="float" office:value="4" calcext:value-type="float">
            <text:p>4</text:p>
          </table:table-cell>
          <table:table-cell table:style-name="ce6" table:formula="of:=2*[.D1]" office:value-type="float" office:value="8" calcext:value-type="float">
            <text:p>8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4*[.D1]"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float" office:value="1" calcext:value-type="float" table:number-columns-spanned="1" table:number-rows-spanned="3">
            <text:p>1</text:p>
          </table:table-cell>
          <table:table-cell table:style-name="ce7" office:value-type="string" calcext:value-type="string" table:number-columns-spanned="1" table:number-rows-spanned="3">
            <office:annotation draw:style-name="gr4" draw:text-style-name="P3" svg:width="70.23mm" svg:height="41.51mm" svg:x="70.1mm" svg:y="9.13mm" draw:caption-point-x="0mm" draw:caption-point-y="0mm">
              <dc:date>2019-06-11T00:00:00</dc:date>
              <text:p text:style-name="P2"><text:span text:style-name="T1">Type here the area calculated with the serial version.</text:span></text:p>
              <text:p text:style-name="P2"><text:span text:style-name="T1"/></text:p>
              <text:p text:style-name="P2"><text:span text:style-name="T1">Check for each concurrent version that reports the same ara.</text:span></text:p>
            </office:annotation>
            <text:p>209230.000000</text:p>
          </table:table-cell>
          <table:table-cell table:style-name="ce10" office:value-type="string" calcext:value-type="string">
            <text:p>duration</text:p>
          </table:table-cell>
          <table:table-cell table:style-name="ce13" office:value-type="string" calcext:value-type="string">
            <office:annotation draw:style-name="gr5" draw:text-style-name="P3" svg:width="48.52mm" svg:height="13.86mm" svg:x="0mm" svg:y="0mm" draw:caption-point-x="115.25mm" draw:caption-point-y="9.13mm">
              <dc:date>2019-06-11T00:00:00</dc:date>
              <text:p text:style-name="P2"><text:span text:style-name="T1">Duration in seconds running with no thread support (main thread calculates everything)</text:span></text:p>
            </office:annotation>
            <text:p>0.000000192</text:p>
          </table:table-cell>
          <table:table-cell table:style-name="ce13" office:value-type="string" calcext:value-type="string">
            <text:p>0.000011448</text:p>
          </table:table-cell>
          <table:table-cell table:style-name="ce13" office:value-type="string" calcext:value-type="string">
            <office:annotation draw:style-name="gr3" draw:text-style-name="P3" svg:width="52.26mm" svg:height="17.81mm" svg:x="0mm" svg:y="0mm" draw:caption-point-x="160.41mm" draw:caption-point-y="9.13mm">
              <dc:date>2019-06-11T00:00:00</dc:date>
              <text:p text:style-name="P2"><text:span text:style-name="T1">Duration in seconds running with 1xCPU threads</text:span></text:p>
            </office:annotation>
            <text:p>0.000147104</text:p>
          </table:table-cell>
          <table:table-cell table:style-name="ce13" office:value-type="string" calcext:value-type="string">
            <text:p>0.000345632</text:p>
          </table:table-cell>
          <table:table-cell table:style-name="ce13" office:value-type="string" calcext:value-type="string">
            <text:p>0.000449122</text:p>
          </table:table-cell>
          <table:table-cell table:style-name="ce13" office:value-type="string" calcext:value-type="string">
            <text:p>0.00059116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>
            <office:annotation draw:style-name="gr6" draw:text-style-name="P3" svg:width="67.9mm" svg:height="21.76mm" svg:x="0mm" svg:y="0mm" draw:caption-point-x="115.25mm" draw:caption-point-y="13.64mm">
              <dc:date>2019-06-11T00:00:00</dc:date>
              <text:p text:style-name="P2"><text:span text:style-name="T1">Type formula here to calculate the speedup relative to the serial version</text:span></text:p>
            </office:annotation>
          </table:table-cell>
          <table:table-cell office:value-type="float" office:value="0.0167714884" calcext:value-type="float">
            <text:p>0,0167714884</text:p>
          </table:table-cell>
          <table:table-cell office:value-type="float" office:value="0.001305199" calcext:value-type="float">
            <text:p>0,001305199</text:p>
          </table:table-cell>
          <table:table-cell office:value-type="float" office:value="0.000555504" calcext:value-type="float">
            <text:p>0,000555504</text:p>
          </table:table-cell>
          <table:table-cell office:value-type="float" office:value="0.0004275007" calcext:value-type="float">
            <text:p>0,0004275007</text:p>
          </table:table-cell>
          <table:table-cell office:value-type="float" office:value="0.000324785" calcext:value-type="float">
            <text:p>0,00032478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>
            <office:annotation draw:style-name="gr6" draw:text-style-name="P3" svg:width="67.9mm" svg:height="21.76mm" svg:x="0mm" svg:y="0mm" draw:caption-point-x="115.25mm" draw:caption-point-y="18.16mm">
              <dc:date>2019-06-11T00:00:00</dc:date>
              <text:p text:style-name="P2"><text:span text:style-name="T1">Type formula here to calculate the efficiency relative to the serial version</text:span></text:p>
            </office:annotation>
          </table:table-cell>
          <table:table-cell office:value-type="float" office:value="0.0167714884" calcext:value-type="float">
            <text:p>0,0167714884</text:p>
          </table:table-cell>
          <table:table-cell office:value-type="float" office:value="0.000326299" calcext:value-type="float">
            <text:p>0,000326299</text:p>
          </table:table-cell>
          <table:table-cell office:value-type="float" office:value="0.000069438" calcext:value-type="float">
            <text:p>6,9438E-05</text:p>
          </table:table-cell>
          <table:table-cell office:value-type="float" office:value="0.000035625" calcext:value-type="float">
            <text:p>3,5625E-05</text:p>
          </table:table-cell>
          <table:table-cell office:value-type="float" office:value="0.000020299" calcext:value-type="float">
            <text:p>2,0299E-05</text:p>
          </table:table-cell>
        </table:table-row>
        <table:table-row table:style-name="ro1">
          <table:table-cell table:style-name="ce3" table:formula="of:=[.A3]*10" office:value-type="float" office:value="10" calcext:value-type="float" table:number-columns-spanned="1" table:number-rows-spanned="3">
            <text:p>10</text:p>
          </table:table-cell>
          <table:table-cell table:style-name="ce7" office:value-type="string" calcext:value-type="string" table:number-columns-spanned="1" table:number-rows-spanned="3">
            <text:p>152635.000000</text:p>
          </table:table-cell>
          <table:table-cell table:style-name="ce10" office:value-type="string" calcext:value-type="string">
            <text:p>duration</text:p>
          </table:table-cell>
          <table:table-cell table:style-name="ce13" office:value-type="string" calcext:value-type="string">
            <text:p>0.000000519</text:p>
          </table:table-cell>
          <table:table-cell table:style-name="ce13" office:value-type="string" calcext:value-type="string">
            <text:p>0.000011562</text:p>
          </table:table-cell>
          <table:table-cell table:style-name="ce13" office:value-type="string" calcext:value-type="string">
            <text:p>0.000139517</text:p>
          </table:table-cell>
          <table:table-cell table:style-name="ce13" office:value-type="string" calcext:value-type="string">
            <text:p>0.000331938</text:p>
          </table:table-cell>
          <table:table-cell table:style-name="ce13" office:value-type="string" calcext:value-type="string">
            <text:p>0.000496977</text:p>
          </table:table-cell>
          <table:table-cell table:style-name="ce13" office:value-type="string" calcext:value-type="string">
            <text:p>0.00062592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/>
          <table:table-cell office:value-type="float" office:value="0.044888427" calcext:value-type="float">
            <text:p>0,044888427</text:p>
          </table:table-cell>
          <table:table-cell office:value-type="float" office:value="0.003719976" calcext:value-type="float">
            <text:p>0,003719976</text:p>
          </table:table-cell>
          <table:table-cell office:value-type="float" office:value="0.001563544" calcext:value-type="float">
            <text:p>0,001563544</text:p>
          </table:table-cell>
          <table:table-cell office:value-type="float" office:value="0.001044313" calcext:value-type="float">
            <text:p>0,001044313</text:p>
          </table:table-cell>
          <table:table-cell office:value-type="float" office:value="0.000829178" calcext:value-type="float">
            <text:p>0,00082917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/>
          <table:table-cell office:value-type="float" office:value="0.044888427" calcext:value-type="float">
            <text:p>0,044888427</text:p>
          </table:table-cell>
          <table:table-cell office:value-type="float" office:value="0.000929994" calcext:value-type="float">
            <text:p>0,000929994</text:p>
          </table:table-cell>
          <table:table-cell office:value-type="float" office:value="0.000195443" calcext:value-type="float">
            <text:p>0,000195443</text:p>
          </table:table-cell>
          <table:table-cell office:value-type="float" office:value="0.000087026" calcext:value-type="float">
            <text:p>8,7026E-05</text:p>
          </table:table-cell>
          <table:table-cell office:value-type="float" office:value="0.000051823" calcext:value-type="float">
            <text:p>5,1823E-05</text:p>
          </table:table-cell>
        </table:table-row>
        <table:table-row table:style-name="ro1">
          <table:table-cell table:style-name="ce3" table:formula="of:=[.A6]*100" office:value-type="float" office:value="1000" calcext:value-type="float" table:number-columns-spanned="1" table:number-rows-spanned="3">
            <text:p>1 000</text:p>
          </table:table-cell>
          <table:table-cell table:style-name="ce7" office:value-type="string" calcext:value-type="string" table:number-columns-spanned="1" table:number-rows-spanned="3">
            <text:p>152063.390500</text:p>
          </table:table-cell>
          <table:table-cell table:style-name="ce10" office:value-type="string" calcext:value-type="string">
            <text:p>duration</text:p>
          </table:table-cell>
          <table:table-cell table:style-name="ce13" office:value-type="string" calcext:value-type="string">
            <text:p>0.000031399</text:p>
          </table:table-cell>
          <table:table-cell table:style-name="ce16" office:value-type="string" calcext:value-type="string">
            <text:p>0.000041197</text:p>
          </table:table-cell>
          <table:table-cell table:style-name="ce13" office:value-type="string" calcext:value-type="string">
            <text:p>0.000142048</text:p>
          </table:table-cell>
          <table:table-cell table:style-name="ce13" office:value-type="string" calcext:value-type="string">
            <text:p>0.000342738</text:p>
          </table:table-cell>
          <table:table-cell table:style-name="ce13" office:value-type="string" calcext:value-type="string">
            <text:p>0.000544666</text:p>
          </table:table-cell>
          <table:table-cell table:style-name="ce13" office:value-type="string" calcext:value-type="string">
            <text:p>0.00072257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/>
          <table:table-cell office:value-type="float" office:value="0.762167148" calcext:value-type="float">
            <text:p>0,762167148</text:p>
          </table:table-cell>
          <table:table-cell office:value-type="float" office:value="0.221044998" calcext:value-type="float">
            <text:p>0,221044998</text:p>
          </table:table-cell>
          <table:table-cell office:value-type="float" office:value="0.091612251" calcext:value-type="float">
            <text:p>0,091612251</text:p>
          </table:table-cell>
          <table:table-cell office:value-type="float" office:value="0.057648173" calcext:value-type="float">
            <text:p>0,057648173</text:p>
          </table:table-cell>
          <table:table-cell office:value-type="float" office:value="0.043454493" calcext:value-type="float">
            <text:p>0,04345449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/>
          <table:table-cell office:value-type="float" office:value="0.762167148" calcext:value-type="float">
            <text:p>0,762167148</text:p>
          </table:table-cell>
          <table:table-cell office:value-type="float" office:value="0.055261249" calcext:value-type="float">
            <text:p>0,055261249</text:p>
          </table:table-cell>
          <table:table-cell office:value-type="float" office:value="0.011451531" calcext:value-type="float">
            <text:p>0,011451531</text:p>
          </table:table-cell>
          <table:table-cell office:value-type="float" office:value="0.004804014" calcext:value-type="float">
            <text:p>0,004804014</text:p>
          </table:table-cell>
          <table:table-cell office:value-type="float" office:value="0.002715905" calcext:value-type="float">
            <text:p>0,002715905</text:p>
          </table:table-cell>
        </table:table-row>
        <table:table-row table:style-name="ro1">
          <table:table-cell table:style-name="ce3" table:formula="of:=[.A9]*1000" office:value-type="float" office:value="1000000" calcext:value-type="float" table:number-columns-spanned="1" table:number-rows-spanned="3">
            <text:p>1 000 000</text:p>
          </table:table-cell>
          <table:table-cell table:style-name="ce7" office:value-type="string" calcext:value-type="string" table:number-columns-spanned="1" table:number-rows-spanned="3">
            <text:p>152063.333333</text:p>
          </table:table-cell>
          <table:table-cell table:style-name="ce10" office:value-type="string" calcext:value-type="string">
            <text:p>duration</text:p>
          </table:table-cell>
          <table:table-cell table:style-name="ce13" office:value-type="string" calcext:value-type="string">
            <text:p>0.035748601</text:p>
          </table:table-cell>
          <table:table-cell table:style-name="ce13" office:value-type="string" calcext:value-type="string">
            <text:p>0.032563254</text:p>
          </table:table-cell>
          <table:table-cell table:style-name="ce13" office:value-type="string" calcext:value-type="string">
            <text:p>0.019060195</text:p>
          </table:table-cell>
          <table:table-cell table:style-name="ce13" office:value-type="string" calcext:value-type="string">
            <text:p>0.012396229</text:p>
          </table:table-cell>
          <table:table-cell table:style-name="ce13" office:value-type="string" calcext:value-type="string">
            <text:p>0.011446370</text:p>
          </table:table-cell>
          <table:table-cell table:style-name="ce13" office:value-type="string" calcext:value-type="string">
            <text:p>0.01078733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/>
          <table:table-cell office:value-type="float" office:value="1.097820292" calcext:value-type="float">
            <text:p>1,097820292</text:p>
          </table:table-cell>
          <table:table-cell office:value-type="float" office:value="1.875563235" calcext:value-type="float">
            <text:p>1,875563235</text:p>
          </table:table-cell>
          <table:table-cell office:value-type="float" office:value="2.883828703" calcext:value-type="float">
            <text:p>2,883828703</text:p>
          </table:table-cell>
          <table:table-cell office:value-type="float" office:value="3.123138689" calcext:value-type="float">
            <text:p>3,123138689</text:p>
          </table:table-cell>
          <table:table-cell office:value-type="float" office:value="3.313942166" calcext:value-type="float">
            <text:p>3,31394216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/>
          <table:table-cell office:value-type="float" office:value="1.097820292" calcext:value-type="float">
            <text:p>1,097820292</text:p>
          </table:table-cell>
          <table:table-cell office:value-type="float" office:value="0.468890808" calcext:value-type="float">
            <text:p>0,468890808</text:p>
          </table:table-cell>
          <table:table-cell office:value-type="float" office:value="0.360478587" calcext:value-type="float">
            <text:p>0,360478587</text:p>
          </table:table-cell>
          <table:table-cell office:value-type="float" office:value="0.260261557" calcext:value-type="float">
            <text:p>0,260261557</text:p>
          </table:table-cell>
          <table:table-cell office:value-type="float" office:value="0.207121385" calcext:value-type="float">
            <text:p>0,207121385</text:p>
          </table:table-cell>
        </table:table-row>
        <table:table-row table:style-name="ro1">
          <table:table-cell table:style-name="ce3" table:formula="of:=[.A12]*1000" office:value-type="float" office:value="1000000000" calcext:value-type="float" table:number-columns-spanned="1" table:number-rows-spanned="3">
            <text:p>1 000 000 000</text:p>
          </table:table-cell>
          <table:table-cell table:style-name="ce7" office:value-type="string" calcext:value-type="string" table:number-columns-spanned="1" table:number-rows-spanned="3">
            <text:p>152063.333333</text:p>
          </table:table-cell>
          <table:table-cell table:style-name="ce10" office:value-type="string" calcext:value-type="string">
            <text:p>duration</text:p>
          </table:table-cell>
          <table:table-cell table:style-name="ce13" office:value-type="string" calcext:value-type="string">
            <text:p>31.96641526</text:p>
          </table:table-cell>
          <table:table-cell table:style-name="ce13" office:value-type="string" calcext:value-type="string">
            <text:p>31.80292669</text:p>
          </table:table-cell>
          <table:table-cell table:style-name="ce13" office:value-type="string" calcext:value-type="string">
            <text:p>10.06142020</text:p>
          </table:table-cell>
          <table:table-cell table:style-name="ce13" office:value-type="string" calcext:value-type="string">
            <text:p>9.859873853</text:p>
          </table:table-cell>
          <table:table-cell table:style-name="ce13" office:value-type="string" calcext:value-type="string">
            <text:p>9.796878070</text:p>
          </table:table-cell>
          <table:table-cell table:style-name="ce13" office:value-type="string" calcext:value-type="string">
            <text:p>9.76953324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/>
          <table:table-cell office:value-type="float" office:value="1.005140677" calcext:value-type="float">
            <text:p>1,005140677</text:p>
          </table:table-cell>
          <table:table-cell office:value-type="float" office:value="3.177127545" calcext:value-type="float">
            <text:p>3,177127545</text:p>
          </table:table-cell>
          <table:table-cell office:value-type="float" office:value="3.242071424" calcext:value-type="float">
            <text:p>3,242071424</text:p>
          </table:table-cell>
          <table:table-cell office:value-type="float" office:value="3.262918557" calcext:value-type="float">
            <text:p>3,262918557</text:p>
          </table:table-cell>
          <table:table-cell office:value-type="float" office:value="3.272051435" calcext:value-type="float">
            <text:p>3,27205143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/>
          <table:table-cell office:value-type="float" office:value="1.005140677" calcext:value-type="float">
            <text:p>1,005140677</text:p>
          </table:table-cell>
          <table:table-cell office:value-type="float" office:value="0.794281886" calcext:value-type="float">
            <text:p>0,794281886</text:p>
          </table:table-cell>
          <table:table-cell office:value-type="float" office:value="0.405258928" calcext:value-type="float">
            <text:p>0,405258928</text:p>
          </table:table-cell>
          <table:table-cell office:value-type="float" office:value="0.271909879" calcext:value-type="float">
            <text:p>0,271909879</text:p>
          </table:table-cell>
          <table:table-cell office:value-type="float" office:value="0.204503214" calcext:value-type="float">
            <text:p>0,2045032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6">00/00/0000</text:date>, <text:time style:data-style-name="N2" text:time-value="23:46:06.104458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0:24:21.882605433</meta:creation-date>
    <dc:date>2019-12-06T00:48:28.851396394</dc:date>
    <meta:editing-duration>PT3H25M18S</meta:editing-duration>
    <meta:editing-cycles>12</meta:editing-cycles>
    <meta:generator>LibreOffice/5.2.7.2$Linux_X86_64 LibreOffice_project/20m0$Build-2</meta:generator>
    <meta:document-statistic meta:table-count="1" meta:cell-count="119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ajor="0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Ultra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Ultrafine_20_Dashed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dash" draw:stroke-dash="Ultrafine_20_2_20_Dots_20_3_20_Dashes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Ultrafine_20_2_20_Dots_20_3_20_Dashes"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dash" draw:stroke-dash="Ultrafine_20_Dotted_20__28_var_29_"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dash" draw:stroke-dash="Ultrafine_20_Dotted_20__28_var_29_"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9.169cm" svg:height="10.068cm" xlink:href=".." xlink:type="simple" chart:class="chart:line" chart:style-name="ch1">
        <chart:legend chart:legend-position="end" svg:x="13.294cm" svg:y="2.494cm" style:legend-expansion="high" chart:style-name="ch2"/>
        <chart:plot-area chart:style-name="ch3" table:cell-range-address="Sheet1.E2:Sheet1.I2 Sheet1.A3:Sheet1.A3 Sheet1.C4:Sheet1.C5 Sheet1.E4:Sheet1.I5 Sheet1.A6:Sheet1.A6 Sheet1.C7:Sheet1.C8 Sheet1.E7:Sheet1.I8 Sheet1.A9:Sheet1.A9 Sheet1.C10:Sheet1.C11 Sheet1.E10:Sheet1.I11 Sheet1.A12:Sheet1.A12 Sheet1.C13:Sheet1.C14 Sheet1.E13:Sheet1.I14 Sheet1.A15:Sheet1.A15 Sheet1.C16:Sheet1.C17 Sheet1.E16:Sheet1.I17" chart:data-source-has-labels="both" svg:x="1.394cm" svg:y="0.201cm" svg:width="11.517cm" svg:height="8.685cm">
          <chartooo:coordinate-region svg:x="2.121cm" svg:y="0.401cm" svg:width="10.603cm" svg:height="7.838cm"/>
          <chart:axis chart:dimension="x" chart:name="primary-x" chart:style-name="ch4" chartooo:axis-type="auto">
            <chartooo:date-scale/>
            <chart:title svg:x="6.142cm" svg:y="9.087cm" chart:style-name="ch5">
              <text:p>Thread count</text:p>
            </chart:title>
            <chart:categories table:cell-range-address="Sheet1.E2:Sheet1.I2"/>
          </chart:axis>
          <chart:axis chart:dimension="y" chart:name="primary-y" chart:style-name="ch6">
            <chart:title svg:x="0.451cm" svg:y="5.526cm" chart:style-name="ch7">
              <text:p>Performance</text:p>
            </chart:title>
            <chart:grid chart:style-name="ch8" chart:class="major"/>
          </chart:axis>
          <chart:series chart:style-name="ch9" chart:values-cell-range-address="Sheet1.E4:Sheet1.I4" chart:label-cell-address="Sheet1.A3:Sheet1.A3 Sheet1.C4:Sheet1.C4" chart:class="chart:line">
            <chart:data-point chart:repeated="5"/>
          </chart:series>
          <chart:series chart:style-name="ch10" chart:values-cell-range-address="Sheet1.E5:Sheet1.I5" chart:label-cell-address="Sheet1.A3:Sheet1.A3 Sheet1.C5:Sheet1.C5" chart:class="chart:line">
            <chart:data-point chart:repeated="5"/>
          </chart:series>
          <chart:series chart:style-name="ch11" chart:values-cell-range-address="Sheet1.E7:Sheet1.I7" chart:label-cell-address="Sheet1.A6:Sheet1.A6 Sheet1.C7:Sheet1.C7" chart:class="chart:line">
            <chart:data-point chart:repeated="5"/>
          </chart:series>
          <chart:series chart:style-name="ch12" chart:values-cell-range-address="Sheet1.E8:Sheet1.I8" chart:label-cell-address="Sheet1.A6:Sheet1.A6 Sheet1.C8:Sheet1.C8" chart:class="chart:line">
            <chart:data-point chart:repeated="5"/>
          </chart:series>
          <chart:series chart:style-name="ch13" chart:values-cell-range-address="Sheet1.E10:Sheet1.I10" chart:label-cell-address="Sheet1.A9:Sheet1.A9 Sheet1.C10:Sheet1.C10" chart:class="chart:line">
            <chart:data-point chart:repeated="5"/>
          </chart:series>
          <chart:series chart:style-name="ch14" chart:values-cell-range-address="Sheet1.E11:Sheet1.I11" chart:label-cell-address="Sheet1.A9:Sheet1.A9 Sheet1.C11:Sheet1.C11" chart:class="chart:line">
            <chart:data-point chart:repeated="5"/>
          </chart:series>
          <chart:series chart:style-name="ch15" chart:values-cell-range-address="Sheet1.E13:Sheet1.I13" chart:label-cell-address="Sheet1.A12:Sheet1.A12 Sheet1.C13:Sheet1.C13" chart:class="chart:line">
            <chart:data-point chart:repeated="5"/>
          </chart:series>
          <chart:series chart:style-name="ch16" chart:values-cell-range-address="Sheet1.E14:Sheet1.I14" chart:label-cell-address="Sheet1.A12:Sheet1.A12 Sheet1.C14:Sheet1.C14" chart:class="chart:line">
            <chart:data-point chart:repeated="5"/>
          </chart:series>
          <chart:series chart:style-name="ch17" chart:values-cell-range-address="Sheet1.E16:Sheet1.I16" chart:label-cell-address="Sheet1.A15:Sheet1.A15 Sheet1.C16:Sheet1.C16" chart:class="chart:line">
            <chart:data-point chart:repeated="5"/>
          </chart:series>
          <chart:series chart:style-name="ch18" chart:values-cell-range-address="Sheet1.E17:Sheet1.I17" chart:label-cell-address="Sheet1.A15:Sheet1.A15 Sheet1.C17:Sheet1.C17" chart:class="chart:line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speedup</text:p>
                <text:list>
                  <text:list-item>
                    <text:p>1</text:p>
                  </text:list-item>
                  <text:list-item>
                    <text:p>speedup</text:p>
                  </text:list-item>
                </text:list>
                <draw:g>
                  <svg:desc>Sheet1.A3:Sheet1.A3 Sheet1.C4:Sheet1.C4</svg:desc>
                </draw:g>
              </table:table-cell>
              <table:table-cell office:value-type="string">
                <text:p>1 efficiency</text:p>
                <text:list>
                  <text:list-item>
                    <text:p>1</text:p>
                  </text:list-item>
                  <text:list-item>
                    <text:p>efficiency</text:p>
                  </text:list-item>
                </text:list>
                <draw:g>
                  <svg:desc>Sheet1.A3:Sheet1.A3 Sheet1.C5:Sheet1.C5</svg:desc>
                </draw:g>
              </table:table-cell>
              <table:table-cell office:value-type="string">
                <text:p>10 speedup</text:p>
                <text:list>
                  <text:list-item>
                    <text:p>10</text:p>
                  </text:list-item>
                  <text:list-item>
                    <text:p>speedup</text:p>
                  </text:list-item>
                </text:list>
                <draw:g>
                  <svg:desc>Sheet1.A6:Sheet1.A6 Sheet1.C7:Sheet1.C7</svg:desc>
                </draw:g>
              </table:table-cell>
              <table:table-cell office:value-type="string">
                <text:p>10 efficiency</text:p>
                <text:list>
                  <text:list-item>
                    <text:p>10</text:p>
                  </text:list-item>
                  <text:list-item>
                    <text:p>efficiency</text:p>
                  </text:list-item>
                </text:list>
                <draw:g>
                  <svg:desc>Sheet1.A6:Sheet1.A6 Sheet1.C8:Sheet1.C8</svg:desc>
                </draw:g>
              </table:table-cell>
              <table:table-cell office:value-type="string">
                <text:p>1 000 speedup</text:p>
                <text:list>
                  <text:list-item>
                    <text:p>1 000</text:p>
                  </text:list-item>
                  <text:list-item>
                    <text:p>speedup</text:p>
                  </text:list-item>
                </text:list>
                <draw:g>
                  <svg:desc>Sheet1.A9:Sheet1.A9 Sheet1.C10:Sheet1.C10</svg:desc>
                </draw:g>
              </table:table-cell>
              <table:table-cell office:value-type="string">
                <text:p>1 000 efficiency</text:p>
                <text:list>
                  <text:list-item>
                    <text:p>1 000</text:p>
                  </text:list-item>
                  <text:list-item>
                    <text:p>efficiency</text:p>
                  </text:list-item>
                </text:list>
                <draw:g>
                  <svg:desc>Sheet1.A9:Sheet1.A9 Sheet1.C11:Sheet1.C11</svg:desc>
                </draw:g>
              </table:table-cell>
              <table:table-cell office:value-type="string">
                <text:p>1 000 000 speedup</text:p>
                <text:list>
                  <text:list-item>
                    <text:p>1 000 000</text:p>
                  </text:list-item>
                  <text:list-item>
                    <text:p>speedup</text:p>
                  </text:list-item>
                </text:list>
                <draw:g>
                  <svg:desc>Sheet1.A12:Sheet1.A12 Sheet1.C13:Sheet1.C13</svg:desc>
                </draw:g>
              </table:table-cell>
              <table:table-cell office:value-type="string">
                <text:p>1 000 000 efficiency</text:p>
                <text:list>
                  <text:list-item>
                    <text:p>1 000 000</text:p>
                  </text:list-item>
                  <text:list-item>
                    <text:p>efficiency</text:p>
                  </text:list-item>
                </text:list>
                <draw:g>
                  <svg:desc>Sheet1.A12:Sheet1.A12 Sheet1.C14:Sheet1.C14</svg:desc>
                </draw:g>
              </table:table-cell>
              <table:table-cell office:value-type="string">
                <text:p>1 000 000 000 speedup</text:p>
                <text:list>
                  <text:list-item>
                    <text:p>1 000 000 000</text:p>
                  </text:list-item>
                  <text:list-item>
                    <text:p>speedup</text:p>
                  </text:list-item>
                </text:list>
                <draw:g>
                  <svg:desc>Sheet1.A15:Sheet1.A15 Sheet1.C16:Sheet1.C16</svg:desc>
                </draw:g>
              </table:table-cell>
              <table:table-cell office:value-type="string">
                <text:p>1 000 000 000 efficiency</text:p>
                <text:list>
                  <text:list-item>
                    <text:p>1 000 000 000</text:p>
                  </text:list-item>
                  <text:list-item>
                    <text:p>efficiency</text:p>
                  </text:list-item>
                </text:list>
                <draw:g>
                  <svg:desc>Sheet1.A15:Sheet1.A15 Sheet1.C17:Sheet1.C1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E2:Sheet1.I2</svg:desc>
                </draw:g>
              </table:table-cell>
              <table:table-cell office:value-type="float" office:value="0.0167714884">
                <text:p>0.0167714884</text:p>
                <draw:g>
                  <svg:desc>Sheet1.E4:Sheet1.I4</svg:desc>
                </draw:g>
              </table:table-cell>
              <table:table-cell office:value-type="float" office:value="0.0167714884">
                <text:p>0.0167714884</text:p>
                <draw:g>
                  <svg:desc>Sheet1.E5:Sheet1.I5</svg:desc>
                </draw:g>
              </table:table-cell>
              <table:table-cell office:value-type="float" office:value="0.044888427">
                <text:p>0.044888427</text:p>
                <draw:g>
                  <svg:desc>Sheet1.E7:Sheet1.I7</svg:desc>
                </draw:g>
              </table:table-cell>
              <table:table-cell office:value-type="float" office:value="0.044888427">
                <text:p>0.044888427</text:p>
                <draw:g>
                  <svg:desc>Sheet1.E8:Sheet1.I8</svg:desc>
                </draw:g>
              </table:table-cell>
              <table:table-cell office:value-type="float" office:value="0.762167148">
                <text:p>0.762167148</text:p>
                <draw:g>
                  <svg:desc>Sheet1.E10:Sheet1.I10</svg:desc>
                </draw:g>
              </table:table-cell>
              <table:table-cell office:value-type="float" office:value="0.762167148">
                <text:p>0.762167148</text:p>
                <draw:g>
                  <svg:desc>Sheet1.E11:Sheet1.I11</svg:desc>
                </draw:g>
              </table:table-cell>
              <table:table-cell office:value-type="float" office:value="1.097820292">
                <text:p>1.097820292</text:p>
                <draw:g>
                  <svg:desc>Sheet1.E13:Sheet1.I13</svg:desc>
                </draw:g>
              </table:table-cell>
              <table:table-cell office:value-type="float" office:value="1.097820292">
                <text:p>1.097820292</text:p>
                <draw:g>
                  <svg:desc>Sheet1.E14:Sheet1.I14</svg:desc>
                </draw:g>
              </table:table-cell>
              <table:table-cell office:value-type="float" office:value="1.005140677">
                <text:p>1.005140677</text:p>
                <draw:g>
                  <svg:desc>Sheet1.E16:Sheet1.I16</svg:desc>
                </draw:g>
              </table:table-cell>
              <table:table-cell office:value-type="float" office:value="1.005140677">
                <text:p>1.005140677</text:p>
                <draw:g>
                  <svg:desc>Sheet1.E17:Sheet1.I17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1305199">
                <text:p>0.001305199</text:p>
              </table:table-cell>
              <table:table-cell office:value-type="float" office:value="0.000326299">
                <text:p>0.000326299</text:p>
              </table:table-cell>
              <table:table-cell office:value-type="float" office:value="0.003719976">
                <text:p>0.003719976</text:p>
              </table:table-cell>
              <table:table-cell office:value-type="float" office:value="0.000929994">
                <text:p>0.000929994</text:p>
              </table:table-cell>
              <table:table-cell office:value-type="float" office:value="0.221044998">
                <text:p>0.221044998</text:p>
              </table:table-cell>
              <table:table-cell office:value-type="float" office:value="0.055261249">
                <text:p>0.055261249</text:p>
              </table:table-cell>
              <table:table-cell office:value-type="float" office:value="1.875563235">
                <text:p>1.875563235</text:p>
              </table:table-cell>
              <table:table-cell office:value-type="float" office:value="0.468890808">
                <text:p>0.468890808</text:p>
              </table:table-cell>
              <table:table-cell office:value-type="float" office:value="3.177127545">
                <text:p>3.177127545</text:p>
              </table:table-cell>
              <table:table-cell office:value-type="float" office:value="0.794281886">
                <text:p>0.7942818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555504">
                <text:p>0.000555504</text:p>
              </table:table-cell>
              <table:table-cell office:value-type="float" office:value="0.000069438">
                <text:p>0.000069438</text:p>
              </table:table-cell>
              <table:table-cell office:value-type="float" office:value="0.001563544">
                <text:p>0.001563544</text:p>
              </table:table-cell>
              <table:table-cell office:value-type="float" office:value="0.000195443">
                <text:p>0.000195443</text:p>
              </table:table-cell>
              <table:table-cell office:value-type="float" office:value="0.091612251">
                <text:p>0.091612251</text:p>
              </table:table-cell>
              <table:table-cell office:value-type="float" office:value="0.011451531">
                <text:p>0.011451531</text:p>
              </table:table-cell>
              <table:table-cell office:value-type="float" office:value="2.883828703">
                <text:p>2.883828703</text:p>
              </table:table-cell>
              <table:table-cell office:value-type="float" office:value="0.360478587">
                <text:p>0.360478587</text:p>
              </table:table-cell>
              <table:table-cell office:value-type="float" office:value="3.242071424">
                <text:p>3.242071424</text:p>
              </table:table-cell>
              <table:table-cell office:value-type="float" office:value="0.405258928">
                <text:p>0.40525892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4275007">
                <text:p>0.0004275007</text:p>
              </table:table-cell>
              <table:table-cell office:value-type="float" office:value="0.000035625">
                <text:p>0.000035625</text:p>
              </table:table-cell>
              <table:table-cell office:value-type="float" office:value="0.001044313">
                <text:p>0.001044313</text:p>
              </table:table-cell>
              <table:table-cell office:value-type="float" office:value="0.000087026">
                <text:p>0.000087026</text:p>
              </table:table-cell>
              <table:table-cell office:value-type="float" office:value="0.057648173">
                <text:p>0.057648173</text:p>
              </table:table-cell>
              <table:table-cell office:value-type="float" office:value="0.004804014">
                <text:p>0.004804014</text:p>
              </table:table-cell>
              <table:table-cell office:value-type="float" office:value="3.123138689">
                <text:p>3.123138689</text:p>
              </table:table-cell>
              <table:table-cell office:value-type="float" office:value="0.260261557">
                <text:p>0.260261557</text:p>
              </table:table-cell>
              <table:table-cell office:value-type="float" office:value="3.262918557">
                <text:p>3.262918557</text:p>
              </table:table-cell>
              <table:table-cell office:value-type="float" office:value="0.271909879">
                <text:p>0.27190987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324785">
                <text:p>0.000324785</text:p>
              </table:table-cell>
              <table:table-cell office:value-type="float" office:value="0.000020299">
                <text:p>0.000020299</text:p>
              </table:table-cell>
              <table:table-cell office:value-type="float" office:value="0.000829178">
                <text:p>0.000829178</text:p>
              </table:table-cell>
              <table:table-cell office:value-type="float" office:value="0.000051823">
                <text:p>0.000051823</text:p>
              </table:table-cell>
              <table:table-cell office:value-type="float" office:value="0.043454493">
                <text:p>0.043454493</text:p>
              </table:table-cell>
              <table:table-cell office:value-type="float" office:value="0.002715905">
                <text:p>0.002715905</text:p>
              </table:table-cell>
              <table:table-cell office:value-type="float" office:value="3.313942166">
                <text:p>3.313942166</text:p>
              </table:table-cell>
              <table:table-cell office:value-type="float" office:value="0.207121385">
                <text:p>0.207121385</text:p>
              </table:table-cell>
              <table:table-cell office:value-type="float" office:value="3.272051435">
                <text:p>3.272051435</text:p>
              </table:table-cell>
              <table:table-cell office:value-type="float" office:value="0.204503214">
                <text:p>0.2045032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</office:styles>
</office:document-styles>
</file>